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2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24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9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7" office:value-type="string" calcext:value-type="string">
            <text:p>Check</text:p>
          </table:table-cell>
          <table:table-cell table:style-name="ce140" office:value-type="string" calcext:value-type="string">
            <text:p>Notes</text:p>
          </table:table-cell>
          <table:table-cell table:style-name="ce153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22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22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6</text:p>
          </table:table-cell>
          <table:table-cell table:style-name="ce210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22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8</text:p>
          </table:table-cell>
          <table:table-cell table:style-name="ce210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0</text:p>
          </table:table-cell>
          <table:table-cell table:style-name="ce210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22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2</text:p>
          </table:table-cell>
          <table:table-cell table:style-name="ce210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3</text:p>
          </table:table-cell>
          <table:table-cell table:style-name="ce222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4</text:p>
          </table:table-cell>
          <table:table-cell table:style-name="ce210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5</text:p>
          </table:table-cell>
          <table:table-cell table:style-name="ce222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6</text:p>
          </table:table-cell>
          <table:table-cell table:style-name="ce210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7</text:p>
          </table:table-cell>
          <table:table-cell table:style-name="ce222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49</text:p>
          </table:table-cell>
          <table:table-cell table:style-name="ce222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0</text:p>
          </table:table-cell>
          <table:table-cell table:style-name="ce210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1</text:p>
          </table:table-cell>
          <table:table-cell table:style-name="ce210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3</text:p>
          </table:table-cell>
          <table:table-cell table:style-name="ce222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210" office:value-type="string" calcext:value-type="string">
            <text:p>antyaut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antyaut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22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59</text:p>
          </table:table-cell>
          <table:table-cell table:style-name="ce210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22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2</text:p>
          </table:table-cell>
          <table:table-cell table:style-name="ce210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22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3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4</text:p>
          </table:table-cell>
          <table:table-cell table:style-name="ce210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22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6</text:p>
          </table:table-cell>
          <table:table-cell table:style-name="ce210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22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68</text:p>
          </table:table-cell>
          <table:table-cell table:style-name="ce210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22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0</text:p>
          </table:table-cell>
          <table:table-cell table:style-name="ce210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22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2</text:p>
          </table:table-cell>
          <table:table-cell table:style-name="ce210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22" office:value-type="string" calcext:value-type="string">
            <text:p>sulecin24.pl##.td-rec-spot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ulecin24.pl##.td_rec &gt; .td_mod_wrap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er-$domain=sulecin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5</text:p>
          </table:table-cell>
          <table:table-cell table:style-name="ce210" office:value-type="string" calcext:value-type="string">
            <text:p>super-warez.eu##.h_banner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banner_$domain=super-warez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6</text:p>
          </table:table-cell>
          <table:table-cell table:style-name="ce210" office:value-type="string" calcext:value-type="string">
            <text:p>swiatdronow.pl##a[onclick^="ga('send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iatdronow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77</text:p>
          </table:table-cell>
          <table:table-cell table:style-name="ce210" office:value-type="string" calcext:value-type="string">
            <text:p>swiatmotocykli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22" office:value-type="string" calcext:value-type="string">
            <text:p>||systemyplatnosci.com^*^hotpa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ystemyplatnosci.com^*^fundacja_zoodoptuj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22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0</text:p>
          </table:table-cell>
          <table:table-cell table:style-name="ce210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1</text:p>
          </table:table-cell>
          <table:table-cell table:style-name="ce210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22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83</text:p>
          </table:table-cell>
          <table:table-cell table:style-name="ce210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2" table:number-rows-repeated="10474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 filters.D1102:filters.D1102 filters.D1104:filters.D1104 filters.D1106:filters.D1106 filters.D1108:filters.D1108 filters.D1110:filters.D1110 filters.D1112:filters.D1112 filters.D1114:filters.D1114 filters.D1116:filters.D1116 filters.D1118:filters.D1119 filters.D1122:filters.D1122 filters.D1124:filters.D1124 filters.D1126:filters.D1126 filters.D1128:filters.D1128 filters.D1130:filters.D1130 filters.D1132:filters.D1132 filters.D1134:filters.D1134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35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2" office:value-type="string" calcext:value-type="string">
            <text:p>Comment</text:p>
          </table:table-cell>
          <table:table-cell table:style-name="ce126" office:value-type="string" calcext:value-type="string">
            <text:p>Check</text:p>
          </table:table-cell>
          <table:table-cell table:style-name="ce139" office:value-type="string" calcext:value-type="string">
            <text:p>Notes</text:p>
          </table:table-cell>
          <table:table-cell table:style-name="ce152" office:value-type="string" calcext:value-type="string">
            <text:p>EL</text:p>
          </table:table-cell>
          <table:table-cell table:style-name="ce2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173" office:value-type="string" calcext:value-type="string">
            <text:p>no</text:p>
          </table:table-cell>
          <table:table-cell table:style-name="ce176"/>
          <table:table-cell table:style-name="ce183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7"/>
          <table:table-cell table:style-name="ce184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5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radioandrychow.pl/" xlink:type="simple">https://radioandrychow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<text:a xlink:href="https://swiat-szkla.pl/" xlink:type="simple">https://swiat-szkla.pl/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178"/>
          <table:table-cell table:style-name="ce185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8:36:33.462556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0-06T18:51:54.386395233</dc:date>
    <meta:editing-cycles>150</meta:editing-cycles>
    <meta:editing-duration>P1DT2H10M50S</meta:editing-duration>
    <meta:generator>LibreOffice/6.0.7.3$Linux_X86_64 LibreOffice_project/00m0$Build-3</meta:generator>
    <meta:document-statistic meta:table-count="5" meta:cell-count="74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